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size="15pt" fo:font-weight="bold" style:font-size-asian="15pt" style:font-size-complex="15pt"/>
    </style:style>
    <style:style style:name="P2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arrayreduce"/>Array.reduce</text:h>
      <text:p text:style-name="P2"/>
      <text:p text:style-name="P2">O reduce é diferente das outras HOFs : ele possui um parâmetro a mais para a função que recebe como parâmetro. Esse parâmetro é chamado de acumulador , comumente referido como acc . E o que ele faz? Ele serve para acumular dentro de si os resultados das funções.</text:p>
      <text:p text:style-name="P2"/>
      <text:p text:style-name="P2">const numbers = [32, 15, 3, 2, -5, 56, 10];</text:p>
      <text:p text:style-name="P2"/>
      <text:p text:style-name="P2">const sumNumbers = <text:span text:style-name="T2">numbers.reduce((result, number) =&gt; result + number);</text:span> // O parâmetro `result` é o acumulador. Ele recebe, do `reduce`, o retorno da função a cada iteração.</text:p>
      <text:p text:style-name="P2">console.log(sumNumbers); // 113</text:p>
      <text:p text:style-name="P2"/>
      <text:p text:style-name="P2">// Ou seja:</text:p>
      <text:p text:style-name="P2"/>
      <text:p text:style-name="P2">const getSum = (result, number) =&gt; result + number;</text:p>
      <text:p text:style-name="P2">const sumNumbers = numbers.reduce(getSum);</text:p>
      <text:p text:style-name="P2">console.log(sumNumbers); // 113</text:p>
      <text:p text:style-name="Standard"/>
      <text:p text:style-name="Standard">// Valor inicial do accumulador</text:p>
      <text:p text:style-name="Standard">const getSum = (result, number) =&gt; {</text:p>
      <text:p text:style-name="Standard"><text:s text:c="2"/>console.log(result); // 0 32 47 50 52 47 103</text:p>
      <text:p text:style-name="Standard"><text:s text:c="2"/>return result + number;</text:p>
      <text:p text:style-name="Standard"><text:s text:c="2"/>};</text:p>
      <text:p text:style-name="Standard">const sumNumbers = numbers.reduce(getSum, 0); // <text:span text:style-name="T2">Parâmetro adicionado ao reduce: o "0"</text:span></text:p>
      <text:p text:style-name="Standard">console.log(sumNumbers); // 113</text:p>
      <text:p text:style-name="Standard"/>
      <text:p text:style-name="Standard">Ao adicionar esse segundo parâmetro você está colocando um valor inicial na variável result , ou seja, no acumulador . <text:span text:style-name="T2">Ele é o valor inicial do reduce</text:span> . Caso nenhum parâmetro seja passado, o seu valor inicial será a primeira posição do arra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8:21:55.385977864</meta:creation-date>
    <dc:date>2021-05-10T19:28:37.192499159</dc:date>
    <meta:editing-duration>PT35M50S</meta:editing-duration>
    <meta:editing-cycles>1</meta:editing-cycles>
    <meta:document-statistic meta:table-count="0" meta:image-count="0" meta:object-count="0" meta:page-count="1" meta:paragraph-count="17" meta:word-count="193" meta:character-count="1157" meta:non-whitespace-character-count="975"/>
    <meta:generator>LibreOffice/6.4.7.2$Linux_X86_64 LibreOffice_project/40$Build-2</meta:generator>
  </office:meta>
</office:document-meta>
</file>